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bb7d1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f5981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48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8895cf"/>
    </style:style>
    <style:style style:name="T32" style:family="text">
      <style:text-properties fo:language="ru" fo:country="RU" officeooo:rsid="008a654c"/>
    </style:style>
    <style:style style:name="T33" style:family="text">
      <style:text-properties fo:language="ru" fo:country="RU" officeooo:rsid="009056a6"/>
    </style:style>
    <style:style style:name="T34" style:family="text">
      <style:text-properties officeooo:rsid="00244f31"/>
    </style:style>
    <style:style style:name="T35" style:family="text">
      <style:text-properties officeooo:rsid="0029ed6a"/>
    </style:style>
    <style:style style:name="T36" style:family="text">
      <style:text-properties officeooo:rsid="002a8c42"/>
    </style:style>
    <style:style style:name="T37" style:family="text">
      <style:text-properties officeooo:rsid="002b703e"/>
    </style:style>
    <style:style style:name="T38" style:family="text">
      <style:text-properties officeooo:rsid="002f1317"/>
    </style:style>
    <style:style style:name="T39" style:family="text">
      <style:text-properties fo:color="#000000" loext:opacity="100%" style:font-name="Cascadia Mono" fo:font-size="9.5pt" style:font-size-asian="9.5pt"/>
    </style:style>
    <style:style style:name="T40" style:family="text">
      <style:text-properties fo:color="#000000" loext:opacity="100%" style:font-name="Cascadia Mono" fo:font-size="9.5pt" officeooo:rsid="00314d7d" style:font-size-asian="9.5pt"/>
    </style:style>
    <style:style style:name="T41" style:family="text">
      <style:text-properties fo:color="#000000" loext:opacity="100%" style:font-name="Cascadia Mono" fo:font-size="9.5pt" officeooo:rsid="0032e43f" style:font-size-asian="9.5pt"/>
    </style:style>
    <style:style style:name="T42" style:family="text">
      <style:text-properties fo:color="#0000ff" loext:opacity="100%" style:font-name="Cascadia Mono" fo:font-size="9.5pt" style:font-size-asian="9.5pt"/>
    </style:style>
    <style:style style:name="T43" style:family="text">
      <style:text-properties officeooo:rsid="0034f73a"/>
    </style:style>
    <style:style style:name="T44" style:family="text">
      <style:text-properties officeooo:rsid="00397ec1"/>
    </style:style>
    <style:style style:name="T45" style:family="text">
      <style:text-properties officeooo:rsid="003bad6b"/>
    </style:style>
    <style:style style:name="T46" style:family="text">
      <style:text-properties officeooo:rsid="003d12ea"/>
    </style:style>
    <style:style style:name="T47" style:family="text">
      <style:text-properties officeooo:rsid="004d4852"/>
    </style:style>
    <style:style style:name="T48" style:family="text">
      <style:text-properties officeooo:rsid="0053a635"/>
    </style:style>
    <style:style style:name="T49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50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1" style:family="text">
      <style:text-properties officeooo:rsid="005c9ef1"/>
    </style:style>
    <style:style style:name="T52" style:family="text">
      <style:text-properties officeooo:rsid="00662e8d"/>
    </style:style>
    <style:style style:name="T53" style:family="text">
      <style:text-properties officeooo:rsid="0069765b"/>
    </style:style>
    <style:style style:name="T54" style:family="text">
      <style:text-properties officeooo:rsid="006eeb9c"/>
    </style:style>
    <style:style style:name="T55" style:family="text">
      <style:text-properties officeooo:rsid="0070b3c5"/>
    </style:style>
    <style:style style:name="T56" style:family="text">
      <style:text-properties officeooo:rsid="00720d33"/>
    </style:style>
    <style:style style:name="T57" style:family="text">
      <style:text-properties officeooo:rsid="0073d41d"/>
    </style:style>
    <style:style style:name="T58" style:family="text">
      <style:text-properties officeooo:rsid="00769eac"/>
    </style:style>
    <style:style style:name="T59" style:family="text">
      <style:text-properties officeooo:rsid="00776463"/>
    </style:style>
    <style:style style:name="T60" style:family="text">
      <style:text-properties officeooo:rsid="007f1cb4"/>
    </style:style>
    <style:style style:name="T61" style:family="text">
      <style:text-properties officeooo:rsid="00824178"/>
    </style:style>
    <style:style style:name="T62" style:family="text">
      <style:text-properties officeooo:rsid="00865879"/>
    </style:style>
    <style:style style:name="T63" style:family="text">
      <style:text-properties style:text-underline-style="solid" style:text-underline-type="double" style:text-underline-width="auto" style:text-underline-color="font-color"/>
    </style:style>
    <style:style style:name="T64" style:family="text">
      <style:text-properties fo:color="#008000" loext:opacity="100%" style:font-name="Cascadia Mono" fo:font-size="9.5pt" style:font-size-asian="9.5pt"/>
    </style:style>
    <style:style style:name="T65" style:family="text">
      <style:text-properties fo:color="#008000" loext:opacity="100%" style:font-name="Cascadia Mono" fo:font-size="9.5pt" officeooo:rsid="00918a3c" style:font-size-asian="9.5pt"/>
    </style:style>
    <style:style style:name="T66" style:family="text">
      <style:text-properties fo:color="#008000" loext:opacity="100%" style:font-name="Cascadia Mono" fo:font-size="9.5pt" fo:language="ru" fo:country="RU" officeooo:rsid="00918a3c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45">чистит список в </text:span><text:span text:style-name="T5">attackManager</text:span></text:p>
      <text:p text:style-name="P42"><text:span text:style-name="T5">- </text:span><text:span text:style-name="T46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47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44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4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5">(singleton)</text:span></text:p>
      <text:p text:style-name="P31">Содержит словарь листов <text:span text:style-name="T1">pullobject’</text:span>ов. <text:span text:style-name="T37">Может пополнять список при необходимости.</text:span></text:p>
      <text:p text:style-name="P31"><text:span text:style-name="T36">Содержит</text:span> метод <text:span text:style-name="T1">Instantiate </text:span>из <text:span text:style-name="T1">Pull object loader. </text:span><text:span text:style-name="T36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39"><text:s text:c="2"/></text:span><text:span text:style-name="T42">public</text:span><text:span text:style-name="T39"> GameObject GetObject (PoolObjectType objType) <text:s/>используется, когда, напр, патрону нужно выделить пул. </text:span></text:p>
      <text:p text:style-name="P34"><text:span text:style-name="T39">Когда патрон исчезнет, пул вернется в лис</text:span><text:span text:style-name="T40">т и задизейблится </text:span><text:span text:style-name="T41">( </text:span><text:span text:style-name="T42">public</text:span><text:span text:style-name="T39"> </text:span><text:span text:style-name="T42">void</text:span><text:span text:style-name="T39"> AddObject (PoolObject obj)</text:span><text:span text:style-name="T41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43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38">через таймер</text:span>, даже если игрок не апдейтится.</text:p>
      <text:p text:style-name="P7"/>
      <text:p text:style-name="P7"/>
      <text:h text:style-name="P47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48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48" text:outline-level="1">#19 Assigning Death Animations</text:h>
      <text:p text:style-name="P45">setting up DeathAnimationManager.cs </text:p>
      <text:p text:style-name="P38"><text:span text:style-name="T50"><text:s/></text:span><text:span text:style-name="T49">downloading/importing animations</text:span><text:span text:style-name="T50"> <text:s/></text:span></text:p>
      <text:p text:style-name="P38"><text:span text:style-name="T49">assigning a death animation to body parts</text:span><text:span text:style-name="T50"> <text:s/></text:span></text:p>
      <text:p text:style-name="P38"><text:span text:style-name="T49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51">death animation </text:span><text:soft-page-break/><text:span text:style-name="T51">manager </text:span><text:span text:style-name="T18">будет подсасывать анимации в зависимости от поврежденной часть (</text:span><text:span text:style-name="T51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3">cameramanager</text:span></text:p>
      <text:p text:style-name="P15"/>
      <text:p text:style-name="P17">Cameramanager – <text:span text:style-name="T19">отвечает за переключения камерами через </text:span><text:span text:style-name="T52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5">charactercontrol.playablecharactertyp</text:span><text:span text:style-name="T56">e</text:span><text:span text:style-name="T9">). </text:span><text:span text:style-name="T26">При нажатии левой клавиши п</text:span><text:span text:style-name="T23">ередает данные в </text:span><text:span text:style-name="T57">CharacterSelect</text:span><text:span text:style-name="T23">. </text:span><text:span text:style-name="T29">Меняет значение параметра аниматора </text:span><text:span text:style-name="T61">ClickAnimation. </text:span><text:span text:style-name="T33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58">Sriptable object, </text:span><text:span text:style-name="T25">который будет обновлять это данное в </text:span><text:span text:style-name="T59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60">CharacterSelect scene (</text:span><text:span text:style-name="T54">CharacterSelect </text:span><text:span text:style-name="T60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62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62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<text:span text:style-name="T31">камеры персонажей, </text:span><text:span text:style-name="T32">которые выбираются в зависимости от выбранного персонажа</text:span></text:p>
      <text:p text:style-name="P27">selectcamerastate<text:span text:style-name="T63"> -</text:span></text:p>
      <text:p text:style-name="P27"/>
      <text:p text:style-name="P28">#36</text:p>
      <text:p text:style-name="P28"><text:soft-page-break/></text:p>
      <text:p text:style-name="P28">SelectCameraState - <text:span text:style-name="T64">// Обнуляет параметр выбранного игрока в аниматоре по окончании анимации. </text:span><text:span text:style-name="T66">Выбор параметра пока реализован в </text:span><text:span text:style-name="T65">Mouseclic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1T12:12:21.591000000</dc:date>
    <meta:editing-duration>P8DT21H56M11S</meta:editing-duration>
    <meta:editing-cycles>86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80" meta:word-count="685" meta:character-count="5297" meta:non-whitespace-character-count="4655"/>
  </office:meta>
</office:document-meta>
</file>